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style:text-underline-mode="continuous" style:text-underline-type="single" style:text-underline-style="solid" style:text-underline-width="normal" fo:font-family="'DejaVu Sans Condensed'" style:font-family-asian="'DejaVu Sans Condensed'" style:font-family-complex="'DejaVu Sans Condensed'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a5b592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d19049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dd8484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fb08c" fo:font-style="italic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fb08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d19049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dd8484" fo:font-style="italic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dd8484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22.00pt" fo:font-weight="bold" style:text-underline-mode="continuous" style:text-underline-type="single" style:text-underline-style="solid" style:text-underline-width="normal" fo:font-family="'DejaVu Serif Condensed'" style:font-family-asian="'DejaVu Serif Condensed'" style:font-family-complex="'DejaVu Serif Condensed'" fo:background-color="transparent" style:use-window-font-color="true"/>
    </style:style>
    <style:style style:name="T42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fo:font-family="Calibri" style:font-family-asian="Calibri" style:font-family-complex="Calibri" fo:background-color="transparent" fo:color="#004dbb"/>
    </style:style>
    <style:style style:name="T45" style:family="text">
      <style:text-properties fo:font-size="22.00pt" fo:font-weight="normal" fo:font-family="Calibri" style:font-family-asian="Calibri" style:font-family-complex="Calibri" fo:background-color="transparent" fo:color="#004dbb"/>
    </style:style>
    <style:style style:name="T4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4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50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56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59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normal" fo:font-family="Calibri" style:font-family-asian="Calibri" style:font-family-complex="Calibri" fo:background-color="transparent" fo:color="#00b050"/>
    </style:style>
    <style:style style:name="T62" style:family="text">
      <style:text-properties fo:font-size="22.00pt" fo:font-weight="normal" fo:font-family="Calibri" style:font-family-asian="Calibri" style:font-family-complex="Calibri" fo:background-color="transparent" fo:color="#004dbb"/>
    </style:style>
    <style:style style:name="T6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b050"/>
    </style:style>
    <style:style style:name="T64" style:family="text">
      <style:text-properties fo:font-size="10.00pt" fo:font-weight="normal" fo:font-family="Calibri" style:font-family-asian="Calibri" style:font-family-complex="Calibri" fo:background-color="transparent" fo:color="#00b050"/>
    </style:style>
    <style:style style:name="T65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9.00pt" fo:font-weight="normal" fo:font-family="Calibri" style:font-family-asian="Calibri" style:font-family-complex="Calibri" fo:background-color="transparent" fo:color="#00b050"/>
    </style:style>
    <style:style style:name="T6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b050"/>
    </style:style>
    <style:style style:name="T68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9.00pt" fo:font-weight="normal" fo:font-family="Calibri" style:font-family-asian="Calibri" style:font-family-complex="Calibri" fo:background-color="transparent" fo:color="#00b050"/>
    </style:style>
    <style:style style:name="T7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b050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fo:color="#00b050"/>
    </style:style>
    <style:style style:name="T7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b050"/>
    </style:style>
    <style:style style:name="T75" style:family="text">
      <style:text-properties fo:font-size="9.00pt" fo:font-weight="normal" fo:font-family="Calibri" style:font-family-asian="Calibri" style:font-family-complex="Calibri" fo:background-color="transparent" fo:color="#00b050"/>
    </style:style>
    <style:style style:name="T76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b050"/>
    </style:style>
    <style:style style:name="T79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6.00pt" fo:font-weight="normal" fo:font-family="Calibri" style:font-family-asian="Calibri" style:font-family-complex="Calibri" fo:background-color="transparent" fo:color="#00b05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8.00pt" fo:font-weight="bold" style:text-underline-mode="continuous" style:text-underline-type="single" style:text-underline-style="solid" style:text-underline-width="normal" fo:font-family="'DejaVu Serif Condensed'" style:font-family-asian="'DejaVu Serif Condensed'" style:font-family-complex="'DejaVu Serif Condensed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bold" fo:font-family="Consolas" style:font-family-asian="Consolas" style:font-family-complex="Consolas" fo:background-color="#323232" fo:color="#cc7832"/>
    </style:style>
    <style:style style:name="T87" style:family="text">
      <style:text-properties fo:font-size="10.00pt" fo:font-weight="normal" fo:font-family="Consolas" style:font-family-asian="Consolas" style:font-family-complex="Consolas" fo:background-color="#323232" fo:color="#d9e8f7"/>
    </style:style>
    <style:style style:name="T88" style:family="text">
      <style:text-properties fo:font-size="10.00pt" fo:font-weight="bold" fo:font-family="Consolas" style:font-family-asian="Consolas" style:font-family-complex="Consolas" fo:background-color="#323232" fo:color="#cc7832"/>
    </style:style>
    <style:style style:name="T89" style:family="text">
      <style:text-properties fo:font-size="10.00pt" fo:font-weight="normal" fo:font-family="Consolas" style:font-family-asian="Consolas" style:font-family-complex="Consolas" fo:background-color="#323232" fo:color="#d9e8f7"/>
    </style:style>
    <style:style style:name="T90" style:family="text">
      <style:text-properties fo:font-size="10.00pt" fo:font-weight="bold" fo:font-family="Consolas" style:font-family-asian="Consolas" style:font-family-complex="Consolas" fo:background-color="#323232" fo:color="#cc7832"/>
    </style:style>
    <style:style style:name="T91" style:family="text">
      <style:text-properties fo:font-size="10.00pt" fo:font-weight="normal" fo:font-family="Consolas" style:font-family-asian="Consolas" style:font-family-complex="Consolas" fo:background-color="#323232" fo:color="#d9e8f7"/>
    </style:style>
    <style:style style:name="T92" style:family="text">
      <style:text-properties fo:font-size="10.00pt" fo:font-weight="bold" fo:font-family="Consolas" style:font-family-asian="Consolas" style:font-family-complex="Consolas" fo:background-color="#323232" fo:color="#1eb540"/>
    </style:style>
    <style:style style:name="T93" style:family="text">
      <style:text-properties fo:font-size="10.00pt" fo:font-weight="bold" fo:font-family="Consolas" style:font-family-asian="Consolas" style:font-family-complex="Consolas" fo:background-color="#323232" fo:color="#1eb540"/>
    </style:style>
    <style:style style:name="T94" style:family="text">
      <style:text-properties fo:font-size="10.00pt" fo:font-weight="bold" fo:font-family="Consolas" style:font-family-asian="Consolas" style:font-family-complex="Consolas" fo:background-color="#323232" fo:color="#dd8484"/>
    </style:style>
    <style:style style:name="T95" style:family="text">
      <style:text-properties fo:font-size="10.00pt" fo:font-weight="bold" fo:font-family="Consolas" style:font-family-asian="Consolas" style:font-family-complex="Consolas" fo:background-color="#323232" fo:color="#1eb540"/>
    </style:style>
    <style:style style:name="T96" style:family="text">
      <style:text-properties fo:font-size="10.00pt" fo:font-weight="bold" fo:font-family="Consolas" style:font-family-asian="Consolas" style:font-family-complex="Consolas" fo:background-color="#323232" fo:color="#cc7832"/>
    </style:style>
    <style:style style:name="T97" style:family="text">
      <style:text-properties fo:font-size="10.00pt" fo:font-weight="normal" fo:font-family="Consolas" style:font-family-asian="Consolas" style:font-family-complex="Consolas" fo:background-color="#323232" fo:color="#d9e8f7"/>
    </style:style>
    <style:style style:name="T98" style:family="text">
      <style:text-properties fo:font-size="10.00pt" fo:font-weight="bold" fo:font-family="Consolas" style:font-family-asian="Consolas" style:font-family-complex="Consolas" fo:background-color="#323232" fo:color="#cc7832"/>
    </style:style>
    <style:style style:name="T99" style:family="text">
      <style:text-properties fo:font-size="10.00pt" fo:font-weight="normal" fo:font-family="Consolas" style:font-family-asian="Consolas" style:font-family-complex="Consolas" fo:background-color="#323232" fo:color="#d9e8f7"/>
    </style:style>
    <style:style style:name="T100" style:family="text">
      <style:text-properties fo:font-size="10.00pt" fo:font-weight="bold" fo:font-family="Consolas" style:font-family-asian="Consolas" style:font-family-complex="Consolas" fo:background-color="#323232" fo:color="#cc7832"/>
    </style:style>
    <style:style style:name="T101" style:family="text">
      <style:text-properties fo:font-size="10.00pt" fo:font-weight="normal" fo:font-family="Consolas" style:font-family-asian="Consolas" style:font-family-complex="Consolas" fo:background-color="#323232" fo:color="#d9e8f7"/>
    </style:style>
    <style:style style:name="T102" style:family="text">
      <style:text-properties fo:font-size="10.00pt" fo:font-weight="bold" fo:font-family="Consolas" style:font-family-asian="Consolas" style:font-family-complex="Consolas" fo:background-color="#323232" fo:color="#1eb540"/>
    </style:style>
    <style:style style:name="T103" style:family="text">
      <style:text-properties fo:font-size="10.00pt" fo:font-weight="bold" fo:font-family="Consolas" style:font-family-asian="Consolas" style:font-family-complex="Consolas" fo:background-color="#323232" fo:color="#1eb540"/>
    </style:style>
    <style:style style:name="T104" style:family="text">
      <style:text-properties fo:font-size="10.00pt" fo:font-weight="bold" fo:font-family="Consolas" style:font-family-asian="Consolas" style:font-family-complex="Consolas" fo:background-color="#323232" fo:color="#dd8484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center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center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center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center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center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Manuel d'utilisation de LARSON</text:span><text:span text:style-name="T3"/></text:p>
      <text:p text:style-name="P2"><text:span text:style-name="T4">(<text:s/></text:span><text:span text:style-name="T5">L</text:span><text:span text:style-name="T6">e progr</text:span><text:span text:style-name="T7">A</text:span><text:span text:style-name="T8">mme des adhe</text:span><text:span text:style-name="T9">R</text:span><text:span text:style-name="T10">ents à la<text:s/></text:span><text:span text:style-name="T11">S</text:span><text:span text:style-name="T12">alle de Musculati</text:span><text:span text:style-name="T13">ON<text:s/></text:span><text:span text:style-name="T14">)</text:span></text:p>
      <text:p text:style-name="P2"><text:span text:style-name="T14"/></text:p>
      <text:p text:style-name="P2"><text:span text:style-name="T15">Fonctionnement du programme LARSON </text:span></text:p>
      <text:p text:style-name="P2"><text:span text:style-name="T16"/></text:p>
      <text:p text:style-name="P3"><text:span text:style-name="T17">LARSON est un programme Java , en mode console,<text:s text:c="2"/>permettant le CRUD : </text:span></text:p>
      <text:p text:style-name="P3"><text:span text:style-name="T18">Create : Créer</text:span><text:span text:style-name="T19">,<text:s text:c="2"/></text:span><text:span text:style-name="T20">Lire : Read<text:s/></text:span><text:span text:style-name="T21">,<text:s text:c="2"/></text:span><text:span text:style-name="T22">Mettre a jour : Updater,<text:s text:c="2"/></text:span><text:span text:style-name="T23">Supprimer : Delete<text:s/></text:span><text:span text:style-name="T24">, </text:span></text:p>
      <text:p text:style-name="P3"><text:span text:style-name="T24">sur des informations dans une base de données , de stocker des objets, ainsi que leurs propriétés à l'aide du logiciel PgAdmin4.</text:span></text:p>
      <text:p text:style-name="P3"><text:span text:style-name="T24">Lors du lancement du programme LARSON via Eclipse , 6 options s'offrent a vous :</text:span></text:p>
      <text:p text:style-name="P3"><text:span text:style-name="T24"/></text:p>
      <text:p text:style-name="P4"><draw:frame text:anchor-type="as-char" svg:width="97.37mm" svg:height="35.56mm" style:rel-width="scale" style:rel-height="scale"><draw:object-ole xlink:href="OleObj1"/><draw:image xlink:href="ObjectReplacements/OleObj1"/></draw:frame><text:span text:style-name="T24"/></text:p>
      <text:p text:style-name="P4"><text:span text:style-name="T24"/></text:p>
      <text:p text:style-name="P5"><text:span text:style-name="T25">1) Ajoutez un nouvel adherent :<text:s/></text:span><text:span text:style-name="T26">cette option vous permet d'ajouter un nouvel adherent à la base de donnée. Un numero d'identification unique lui sera attribué automatiquement , nous devrez ensuite renseigner son nom , son age , sa taille , son poids . L'engregistrement se fera automatiquement ensuite sur la base de données.</text:span></text:p>
      <text:p text:style-name="P5"><text:span text:style-name="T27">2) Consultez la liste des adherents<text:s/></text:span><text:span text:style-name="T28">:<text:s/></text:span><text:span text:style-name="T29">cette option vous permet de consulter l'ensemble des adherents présents dans la base de données de la salle du musculation.</text:span></text:p>
      <text:p text:style-name="P5"><text:span text:style-name="T30">3) Mise a jour d'un adherent :<text:s/></text:span><text:span text:style-name="T31">cette option vous permets de mettre à jour les données deja saisie sur un adherent grace a son numero d'identification unique , par exemple le poids , ou l'age . La mise a jour se fera immédiatement et automatiquement sur la base de données.</text:span></text:p>
      <text:p text:style-name="P5"><text:span text:style-name="T32">4) Supprimez un adherent<text:s/></text:span><text:span text:style-name="T33">:<text:s/></text:span><text:span text:style-name="T34">cette option vous permet de supprimer un adherent de la base de donnée de la salle de musculation, en renseignant son numéro d'identifiant unique . La suppréssion sera effective immédiatement sur la base de données apres votre validation .</text:span></text:p>
      <text:p text:style-name="P5"><text:span text:style-name="T35">5) Affichez les Perfs Max des adherents :<text:s/></text:span><text:span text:style-name="T36">cette option vous permet d'afficher les performances maximum (entrées directement dans la base de données afin d'eviter toute modification de performance malveillante de la part des adherents. Ne pas tricher.)</text:span><text:span text:style-name="T37"/></text:p>
      <text:p text:style-name="P5"><text:span text:style-name="T38">Pour toute autre touche :<text:s/></text:span><text:span text:style-name="T39">cette option vous fait directement quitter le programme LARSON .</text:span></text:p>
      <text:p text:style-name="P5"><text:span text:style-name="T39"><text:s/></text:span></text:p>
      <text:p text:style-name="P5"><text:span text:style-name="T39"><text:s/>__________________________________________________________________________</text:span></text:p>
      <text:p text:style-name="P6"><text:span text:style-name="T40"/></text:p>
      <text:p text:style-name="P6"><text:span text:style-name="T41">Manuel de deploiment<text:s/></text:span><text:span text:style-name="T42"/></text:p>
      <text:p text:style-name="P7"><text:span text:style-name="T43"/></text:p>
      <text:p text:style-name="P7"><text:span text:style-name="T44">Pour la Table "MuscuEval" : </text:span></text:p>
      <text:p text:style-name="P7"><text:span text:style-name="T45"/></text:p>
      <text:p text:style-name="P7"><text:span text:style-name="T46">CREATE Scrpit :</text:span><text:span text:style-name="T47"/></text:p>
      <text:p text:style-name="P7"><text:span text:style-name="T48"><text:s/>-- Table: public."MuscuEval"</text:span></text:p>
      <text:p text:style-name="P7"><text:span text:style-name="T48">-- DROP TABLE public."MuscuEval";</text:span></text:p>
      <text:p text:style-name="P7"><text:span text:style-name="T48">CREATE TABLE public."MuscuEval"</text:span></text:p>
      <text:p text:style-name="P7"><text:span text:style-name="T48">(</text:span></text:p>
      <text:p text:style-name="P7"><text:span text:style-name="T48"><text:s text:c="4"/>"idCustom" integer NOT NULL DEFAULT nextval('"MuscuEval_idCustom_seq"'::regclass),</text:span></text:p>
      <text:p text:style-name="P7"><text:span text:style-name="T48"><text:s text:c="4"/>"nameCustom" character varying(50) COLLATE pg_catalog."default" NOT NULL,</text:span></text:p>
      <text:p text:style-name="P7"><text:span text:style-name="T48"><text:s text:c="4"/>"ageCustom" integer NOT NULL,</text:span></text:p>
      <text:p text:style-name="P7"><text:span text:style-name="T48"><text:s text:c="4"/>"heightCustom" double precision NOT NULL,</text:span></text:p>
      <text:p text:style-name="P7"><text:span text:style-name="T48"><text:s text:c="4"/>"weightCustom" integer NOT NULL,</text:span></text:p>
      <text:p text:style-name="P7"><text:span text:style-name="T48"><text:s text:c="4"/>CONSTRAINT "MuscuEval_pkey" PRIMARY KEY ("idCustom")</text:span></text:p>
      <text:p text:style-name="P7"><text:span text:style-name="T48">)</text:span></text:p>
      <text:p text:style-name="P7"><text:span text:style-name="T48">WITH (</text:span></text:p>
      <text:p text:style-name="P7"><text:span text:style-name="T48"><text:s text:c="4"/>OIDS = FALSE</text:span></text:p>
      <text:p text:style-name="P7"><text:span text:style-name="T48">)</text:span></text:p>
      <text:p text:style-name="P7"><text:span text:style-name="T48">TABLESPACE pg_default;</text:span></text:p>
      <text:p text:style-name="P7"><text:span text:style-name="T48">ALTER TABLE public."MuscuEval"</text:span></text:p>
      <text:p text:style-name="P7"><text:span text:style-name="T48"><text:s text:c="4"/>OWNER to postgres;</text:span></text:p>
      <text:p text:style-name="P7"><text:span text:style-name="T48"/></text:p>
      <text:p text:style-name="P7"><text:span text:style-name="T48"/></text:p>
      <text:p text:style-name="P7"><text:span text:style-name="T49">DELETE Script : </text:span></text:p>
      <text:p text:style-name="P7"><text:span text:style-name="T50">DELETE FROM public."MuscuEval"</text:span></text:p>
      <text:p text:style-name="P7"><text:span text:style-name="T50"><text:tab/>WHERE &lt;condition&gt;;</text:span></text:p>
      <text:p text:style-name="P7"><text:span text:style-name="T50"/></text:p>
      <text:p text:style-name="P7"><text:span text:style-name="T51">INSERT Script :<text:s/></text:span><text:span text:style-name="T52"/></text:p>
      <text:p text:style-name="P7"><text:span text:style-name="T53">INSERT INTO public."MuscuEval"(</text:span></text:p>
      <text:p text:style-name="P7"><text:span text:style-name="T53"><text:tab/>"idCustom", "nameCustom", "ageCustom", "heightCustom", "weightCustom")</text:span></text:p>
      <text:p text:style-name="P7"><text:span text:style-name="T53"><text:tab/>VALUES (?, ?, ?, ?, ?);</text:span></text:p>
      <text:p text:style-name="P7"><text:span text:style-name="T54"/></text:p>
      <text:p text:style-name="P7"><text:span text:style-name="T55">SELECT Script :<text:s/></text:span><text:span text:style-name="T56"/></text:p>
      <text:p text:style-name="P7"><text:span text:style-name="T56">SELECT "idCustom", "nameCustom", "ageCustom", "heightCustom", "weightCustom"</text:span></text:p>
      <text:p text:style-name="P7"><text:span text:style-name="T56"><text:tab/>FROM public."MuscuEval";</text:span><text:span text:style-name="T57"/></text:p>
      <text:p text:style-name="P7"><text:span text:style-name="T57"/></text:p>
      <text:p text:style-name="P7"><text:span text:style-name="T58">UPDATE Script :</text:span></text:p>
      <text:p text:style-name="P7"><text:span text:style-name="T59">UPDATE public."MuscuEval"</text:span></text:p>
      <text:p text:style-name="P7"><text:span text:style-name="T59"><text:tab/>SET "idCustom"=?, "nameCustom"=?, "ageCustom"=?, "heightCustom"=?, "weightCustom"=?</text:span></text:p>
      <text:p text:style-name="P7"><text:span text:style-name="T59"><text:tab/>WHERE &lt;condition&gt;;</text:span></text:p>
      <text:p text:style-name="P7"><text:span text:style-name="T60"/></text:p>
      <text:p text:style-name="P8"><text:span text:style-name="T60">______________</text:span></text:p>
      <text:p text:style-name="P8"><text:span text:style-name="T60"/></text:p>
      <text:p text:style-name="P9"><text:span text:style-name="T61">Pour la Table "Record" :</text:span></text:p>
      <text:p text:style-name="P9"><text:span text:style-name="T62"/></text:p>
      <text:p text:style-name="P9"><text:span text:style-name="T63">CREATE Scrpit :</text:span><text:span text:style-name="T64"/></text:p>
      <text:p text:style-name="P9"><text:span text:style-name="T65"><text:s/></text:span></text:p>
      <text:p text:style-name="P9"><text:span text:style-name="T65">-- Table: public."Record"</text:span></text:p>
      <text:p text:style-name="P9"><text:span text:style-name="T65">-- DROP TABLE public."Record";</text:span></text:p>
      <text:p text:style-name="P9"><text:span text:style-name="T65">CREATE TABLE public."Record"</text:span></text:p>
      <text:p text:style-name="P9"><text:span text:style-name="T65">(</text:span></text:p>
      <text:p text:style-name="P9"><text:span text:style-name="T65"><text:s text:c="4"/>"idPerf" integer NOT NULL DEFAULT nextval('"Record_idPerf_seq"'::regclass),</text:span></text:p>
      <text:p text:style-name="P9"><text:span text:style-name="T65"><text:s text:c="4"/>"idCustom" integer NOT NULL,</text:span></text:p>
      <text:p text:style-name="P9"><text:span text:style-name="T65"><text:s text:c="4"/>"maxBench" integer NOT NULL,</text:span></text:p>
      <text:p text:style-name="P9"><text:span text:style-name="T65"><text:s text:c="4"/>"maxSquat" integer NOT NULL,</text:span></text:p>
      <text:p text:style-name="P9"><text:span text:style-name="T65"><text:s text:c="4"/>"datePerf" integer NOT NULL,</text:span></text:p>
      <text:p text:style-name="P9"><text:span text:style-name="T65"><text:s text:c="4"/>CONSTRAINT "Record_pkey" PRIMARY KEY ("idPerf"),</text:span></text:p>
      <text:p text:style-name="P9"><text:span text:style-name="T65"><text:s text:c="4"/>CONSTRAINT "idCustom" FOREIGN KEY ("idCustom")</text:span></text:p>
      <text:p text:style-name="P9"><text:span text:style-name="T65"><text:s text:c="8"/>REFERENCES public."MuscuEval" ("idCustom") MATCH SIMPLE</text:span></text:p>
      <text:p text:style-name="P9"><text:span text:style-name="T65"><text:s text:c="8"/>ON UPDATE NO ACTION</text:span></text:p>
      <text:p text:style-name="P9"><text:span text:style-name="T65"><text:s text:c="8"/>ON DELETE NO ACTION</text:span></text:p>
      <text:p text:style-name="P9"><text:span text:style-name="T65">)</text:span></text:p>
      <text:p text:style-name="P9"><text:span text:style-name="T65">WITH (</text:span></text:p>
      <text:p text:style-name="P9"><text:span text:style-name="T65"><text:s text:c="4"/>OIDS = FALSE</text:span></text:p>
      <text:p text:style-name="P9"><text:span text:style-name="T65">)</text:span></text:p>
      <text:p text:style-name="P9"><text:span text:style-name="T65">TABLESPACE pg_default;</text:span></text:p>
      <text:p text:style-name="P9"><text:span text:style-name="T65">ALTER TABLE public."Record"</text:span></text:p>
      <text:p text:style-name="P9"><text:span text:style-name="T65"><text:s text:c="4"/>OWNER to postgres;</text:span></text:p>
      <text:p text:style-name="P9"><text:span text:style-name="T66"/></text:p>
      <text:p text:style-name="P9"><text:span text:style-name="T67">DELETE Script : </text:span></text:p>
      <text:p text:style-name="P9"><text:span text:style-name="T68">DELETE FROM public."Record"</text:span></text:p>
      <text:p text:style-name="P9"><text:span text:style-name="T68"><text:tab/>WHERE &lt;condition&gt;;</text:span></text:p>
      <text:p text:style-name="P9"><text:span text:style-name="T69"/></text:p>
      <text:p text:style-name="P9"><text:span text:style-name="T70">INSERT Script :<text:s/></text:span><text:span text:style-name="T71"/></text:p>
      <text:p text:style-name="P9"><text:span text:style-name="T72">INSERT INTO public."Record"(</text:span></text:p>
      <text:p text:style-name="P9"><text:span text:style-name="T72"><text:tab/>"idPerf", "idCustom", "maxBench", "maxSquat", "datePerf")</text:span></text:p>
      <text:p text:style-name="P9"><text:span text:style-name="T72"><text:tab/>VALUES (?, ?, ?, ?, ?);</text:span></text:p>
      <text:p text:style-name="P9"><text:span text:style-name="T73"/></text:p>
      <text:p text:style-name="P9"><text:span text:style-name="T74">SELECT Script :<text:s/></text:span><text:span text:style-name="T75"/></text:p>
      <text:p text:style-name="P9"><text:span text:style-name="T76">SELECT "idPerf", "idCustom", "maxBench", "maxSquat", "datePerf"</text:span></text:p>
      <text:p text:style-name="P9"><text:span text:style-name="T76"><text:tab/>FROM public."Record";</text:span></text:p>
      <text:p text:style-name="P9"><text:span text:style-name="T77"/></text:p>
      <text:p text:style-name="P9"><text:span text:style-name="T78">UPDATE Script :</text:span></text:p>
      <text:p text:style-name="P9"><text:span text:style-name="T79">UPDATE public."Record"</text:span></text:p>
      <text:p text:style-name="P9"><text:span text:style-name="T79"><text:tab/>SET "idPerf"=?, "idCustom"=?, "maxBench"=?, "maxSquat"=?, "datePerf"=?</text:span></text:p>
      <text:p text:style-name="P9"><text:span text:style-name="T79"><text:tab/>WHERE &lt;condition&gt;;</text:span><text:span text:style-name="T80"/></text:p>
      <text:p text:style-name="P9"><text:span text:style-name="T81"/></text:p>
      <text:p text:style-name="P10"><text:span text:style-name="T81"><text:s text:c="26"/>________________________________________________________________________</text:span></text:p>
      <text:p text:style-name="P11"><text:span text:style-name="T81"/></text:p>
      <text:p text:style-name="P12"><text:span text:style-name="T82">Manuel de Developpement</text:span><text:span text:style-name="T83"/></text:p>
      <text:p text:style-name="P13"><text:span text:style-name="T83"/></text:p>
      <text:p text:style-name="P14"><text:span text:style-name="T84">Les choix techniques :<text:s/></text:span><text:span text:style-name="T85"><text:line-break/></text:span></text:p>
      <text:p text:style-name="P15"><text:span text:style-name="T85">Le Fichier<text:s/></text:span><draw:frame text:anchor-type="as-char" svg:width="33.66mm" svg:height="5.29mm" style:rel-width="scale" style:rel-height="scale"><draw:object-ole xlink:href="OleObj2"/><draw:image xlink:href="ObjectReplacements/OleObj2"/></draw:frame><text:span text:style-name="T85"><text:s text:c="2"/>est un<text:s text:c="2"/>document de type File (Java Properties File) contenant les informations necessaires à la classe<text:s text:c="2"/></text:span><draw:frame text:anchor-type="as-char" svg:width="42.76mm" svg:height="6.14mm" style:rel-width="scale" style:rel-height="scale"><draw:object-ole xlink:href="OleObj3"/><draw:image xlink:href="ObjectReplacements/OleObj3"/></draw:frame><text:span text:style-name="T85"><text:s/>, afin de permettre la connection à la base de données "Musculation" . Ainsi , nous changerons les informations sur le document.properties, concernant les mots de passes et login si besoin, hors de la classe principale , par mesure de sécurité. Nous trouverons également des exceptions dans la classe ConnectionDbMuscu permettant de comprendre la nature de l'echec de la connection.</text:span></text:p>
      <text:p text:style-name="P15"><text:span text:style-name="T85"/></text:p>
      <text:p text:style-name="P15"><text:span text:style-name="T86">public</text:span><text:span text:style-name="T87"><text:s/></text:span><text:span text:style-name="T88">static</text:span><text:span text:style-name="T89"><text:s/></text:span><text:span text:style-name="T90">void</text:span><text:span text:style-name="T91"><text:s/></text:span><text:span text:style-name="T92">record</text:span><text:span text:style-name="T93"><text:s/>=<text:s/></text:span><text:span text:style-name="T94">fait appel à la Table "Record" de la Base de données "Musculation"</text:span></text:p>
      <text:p text:style-name="P15"><text:span text:style-name="T95"/></text:p>
      <text:p text:style-name="P15"><text:span text:style-name="T96">public</text:span><text:span text:style-name="T97"><text:s/></text:span><text:span text:style-name="T98">static</text:span><text:span text:style-name="T99"><text:s/></text:span><text:span text:style-name="T100">void</text:span><text:span text:style-name="T101"><text:s/></text:span><text:span text:style-name="T102">ajoute</text:span><text:span text:style-name="T103">r , lister , maj , supp<text:s text:c="2"/>=<text:s/></text:span><text:span text:style-name="T104">font appel à la Table "MuscuEval" de la base de données "Musculation"</text:span><text:span text:style-name="T105"/></text:p>
      <text:p text:style-name="P15"><text:span text:style-name="T105"/></text:p>
      <text:p text:style-name="P15"><text:span text:style-name="T105">La Table "MuscuEval" est modifiable via Java . Ou en dur sur PgAdmin4 . </text:span></text:p>
      <text:p text:style-name="P15"><text:span text:style-name="T105">La Table<text:s text:c="2"/>"Record" sera non modifiable via java afin de limiter les déclarations malveillantes de record . Les informations seront rentrées en dur directement sur la Table SQL "Record" . </text:span></text:p>
      <text:p text:style-name="P15"><text:span text:style-name="T105">Dans la classe main, nous utilisons un SWITCH afin de faciliter l'ajout d'un autre action, anticiper un futur besoin, ou evolution du programme.</text:span></text:p>
      <text:p text:style-name="P15"><text:span text:style-name="T105"/></text:p>
      <text:p text:style-name="P15"><text:span text:style-name="T105"/></text:p>
      <text:p text:style-name="P15"><text:span text:style-name="T105"/></text:p>
      <text:p text:style-name="P15"><text:span text:style-name="T105"/></text:p>
      <text:p text:style-name="P15"><text:span text:style-name="T105"/></text:p>
      <text:p text:style-name="P15"><text:span text:style-name="T105"/></text:p>
      <text:p text:style-name="P15"><text:span text:style-name="T105"/></text:p>
      <text:p text:style-name="P15"><text:span text:style-name="T105"/></text:p>
      <text:p text:style-name="P15"><text:span text:style-name="T1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